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1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0209in"/>
    </style:style>
    <style:style style:name="co2" style:family="table-column">
      <style:table-column-properties fo:break-before="auto" style:column-width="2.5937in"/>
    </style:style>
    <style:style style:name="co3" style:family="table-column">
      <style:table-column-properties fo:break-before="auto" style:column-width="2.4898in"/>
    </style:style>
    <style:style style:name="co4" style:family="table-column">
      <style:table-column-properties fo:break-before="auto" style:column-width="4.0728in"/>
    </style:style>
    <style:style style:name="co5" style:family="table-column">
      <style:table-column-properties fo:break-before="auto" style:column-width="0.8957in"/>
    </style:style>
    <style:style style:name="co6" style:family="table-column">
      <style:table-column-properties fo:break-before="auto" style:column-width="0.916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2138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19" table:default-cell-style-name="ce2"/>
        <table:table-column table:style-name="co6" table:default-cell-style-name="ce2"/>
        <table:table-row table:style-name="ro1">
          <table:table-cell table:style-name="ce1" office:value-type="string">
            <text:p>location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refactored</text:p>
          </table:table-cell>
          <table:table-cell table:style-name="ce1"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class.tar.php</text:p>
          </table:table-cell>
          <table:table-cell office:value-type="string">
            <text:p>tar</text:p>
          </table:table-cell>
          <table:table-cell office:value-type="string">
            <text:p>icms_file_TarFileHandl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class.zipfile.php</text:p>
          </table:table-cell>
          <table:table-cell office:value-type="string">
            <text:p>zipfile</text:p>
          </table:table-cell>
          <table:table-cell office:value-type="string">
            <text:p>icms_file_ZipFileHandl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commentrenderer.php</text:p>
          </table:table-cell>
          <table:table-cell office:value-type="string">
            <text:p>XoopsCommentRenderer</text:p>
          </table:table-cell>
          <table:table-cell office:value-type="string">
            <text:p>icms_data_comment_Render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criteria.php</text:p>
          </table:table-cell>
          <table:table-cell office:value-type="string">
            <text:p>Criteria</text:p>
          </table:table-cell>
          <table:table-cell office:value-type="string">
            <text:p>icms_db_criteria_Item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criteria.php</text:p>
          </table:table-cell>
          <table:table-cell office:value-type="string">
            <text:p>CriteriaCompo</text:p>
          </table:table-cell>
          <table:table-cell office:value-type="string">
            <text:p>icms_db_criteria_Compo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criteria.php</text:p>
          </table:table-cell>
          <table:table-cell office:value-type="string">
            <text:p>CriteriaElement</text:p>
          </table:table-cell>
          <table:table-cell office:value-type="string">
            <text:p>icms_db_criteria_Element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downloader.php</text:p>
          </table:table-cell>
          <table:table-cell office:value-type="string">
            <text:p>XoopsDownloader</text:p>
          </table:table-cell>
          <table:table-cell office:value-type="string">
            <text:p>icms_file_DownloadHandl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errorhandler.php</text:p>
          </table:table-cell>
          <table:table-cell office:value-type="string">
            <text:p>XoopsErrorHandler</text:p>
          </table:table-cell>
          <table:table-cell office:value-type="string">
            <text:p>deprecated, combined with icms_core_Logg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_HTMLPurifier.php</text:p>
          </table:table-cell>
          <table:table-cell office:value-type="string">
            <text:p>icms_HTMLPurifier</text:p>
          </table:table-cell>
          <table:table-cell office:value-type="string">
            <text:p>removed to icms/core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_InputFilter.php</text:p>
          </table:table-cell>
          <table:table-cell office:value-type="string">
            <text:p>icms_InputFilter</text:p>
          </table:table-cell>
          <table:table-cell office:value-type="string">
            <text:p>removed to icms/core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_OutputFilter.php</text:p>
          </table:table-cell>
          <table:table-cell office:value-type="string">
            <text:p>icms_OutputFilter</text:p>
          </table:table-cell>
          <table:table-cell office:value-type="string">
            <text:p>removed to icms/core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_Password.php</text:p>
          </table:table-cell>
          <table:table-cell office:value-type="string">
            <text:p>icms_Password</text:p>
          </table:table-cell>
          <table:table-cell office:value-type="string">
            <text:p>removed to icms/core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addto.php</text:p>
          </table:table-cell>
          <table:table-cell office:value-type="string">
            <text:p>IcmsAddTo</text:p>
          </table:table-cell>
          <table:table-cell office:value-type="string">
            <text:p>NOT NEEDED ANYMORE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breadcrumb.php</text:p>
          </table:table-cell>
          <table:table-cell office:value-type="string">
            <text:p>IcmsBreadcrumb</text:p>
          </table:table-cell>
          <table:table-cell office:value-type="string">
            <text:p>icms_view_Breadcrumb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feed.php</text:p>
          </table:table-cell>
          <table:table-cell office:value-type="string">
            <text:p>IcmsFeed</text:p>
          </table:table-cell>
          <table:table-cell office:value-type="string">
            <text:p>icms_feeds_Rss</text:p>
          </table:table-cell>
          <table:table-cell table:number-columns-repeated="1020"/>
        </table:table-row>
        <table:table-row table:style-name="ro2">
          <table:table-cell office:value-type="string">
            <text:p>/class</text:p>
          </table:table-cell>
          <table:table-cell office:value-type="string">
            <text:p>icmslibrarieshandler.php</text:p>
          </table:table-cell>
          <table:table-cell office:value-type="string">
            <text:p>IcmsLibrariesHandler</text:p>
          </table:table-cell>
          <table:table-cell office:value-type="string">
            <text:p>icms_preload_LibrariesHandl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printerfriendly.php</text:p>
          </table:table-cell>
          <table:table-cell office:value-type="string">
            <text:p>IcmsPrinterFriendly</text:p>
          </table:table-cell>
          <table:table-cell office:value-type="string">
            <text:p>icms_view_Printerfriendly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simplerss.php</text:p>
          </table:table-cell>
          <table:table-cell office:value-type="string">
            <text:p>IcmsSimpleRss</text:p>
          </table:table-cell>
          <table:table-cell office:value-type="string">
            <text:p>icms_feeds_Simplerss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versionchecker.php</text:p>
          </table:table-cell>
          <table:table-cell office:value-type="string">
            <text:p>IcmsVersionChecker</text:p>
          </table:table-cell>
          <table:table-cell office:value-type="string">
            <text:p>icms_core_Versioncheck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logger_render.php</text:p>
          </table:table-cell>
          <table:table-cell office:value-type="string">
            <text:p>NO CLASS</text:p>
          </table:table-cell>
          <table:table-cell table:style-name="ce1" office:value-type="string">
            <text:p>To be refactored to use classes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logger.php</text:p>
          </table:table-cell>
          <table:table-cell office:value-type="string">
            <text:p>XoopsLogger</text:p>
          </table:table-cell>
          <table:table-cell office:value-type="string">
            <text:p>icms_core_Logg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mimetypes.inc.php</text:p>
          </table:table-cell>
          <table:table-cell office:value-type="string">
            <text:p>NO CLASS</text:p>
          </table:table-cell>
          <table:table-cell office:value-type="string">
            <text:p>icms_Utils::mimetypes()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module.textsanitizer.php</text:p>
          </table:table-cell>
          <table:table-cell office:value-type="string">
            <text:p>MyTextSanitizer</text:p>
          </table:table-cell>
          <table:table-cell office:value-type="string">
            <text:p>icms_core_Textsanitiz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pagenav.php</text:p>
          </table:table-cell>
          <table:table-cell office:value-type="string">
            <text:p>XoopsPageNav</text:p>
          </table:table-cell>
          <table:table-cell office:value-type="string">
            <text:p>icms_view_PageNav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plugins.php</text:p>
          </table:table-cell>
          <table:table-cell office:value-type="string">
            <text:p>IcmsPlugins</text:p>
          </table:table-cell>
          <table:table-cell office:value-type="string">
            <text:p>icms_plugins_Object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plugins.php</text:p>
          </table:table-cell>
          <table:table-cell office:value-type="string">
            <text:p>IcmsPluginsHandler</text:p>
          </table:table-cell>
          <table:table-cell office:value-type="string">
            <text:p>icms_plugins_Handl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snoopy.php</text:p>
          </table:table-cell>
          <table:table-cell office:value-type="string">
            <text:p>Snoopy</text:p>
          </table:table-cell>
          <table:table-cell office:value-type="string">
            <text:p>REMOVED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tardownloader.php</text:p>
          </table:table-cell>
          <table:table-cell office:value-type="string">
            <text:p>XoopsTarDownloader</text:p>
          </table:table-cell>
          <table:table-cell office:value-type="string">
            <text:p>icms_file_TarDownload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template.php</text:p>
          </table:table-cell>
          <table:table-cell office:value-type="string">
            <text:p>XoopsTpl</text:p>
          </table:table-cell>
          <table:table-cell office:value-type="string">
            <text:p>icms_view_Tpl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theme_block.php</text:p>
          </table:table-cell>
          <table:table-cell office:value-type="string">
            <text:p>xos_logos_PageBuilder</text:p>
          </table:table-cell>
          <table:table-cell office:value-type="string">
            <text:p>icms_view_PageBuilder</text:p>
          </table:table-cell>
          <table:table-cell table:number-columns-repeated="1020"/>
        </table:table-row>
        <table:table-row table:style-name="ro3">
          <table:table-cell office:value-type="string">
            <text:p>/class</text:p>
          </table:table-cell>
          <table:table-cell office:value-type="string">
            <text:p>theme.php</text:p>
          </table:table-cell>
          <table:table-cell office:value-type="string">
            <text:p>xos_opal_Theme</text:p>
          </table:table-cell>
          <table:table-cell office:value-type="string">
            <text:p>icms_view_theme_Object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theme.php</text:p>
          </table:table-cell>
          <table:table-cell office:value-type="string">
            <text:p>xos_opal_ThemeFactory</text:p>
          </table:table-cell>
          <table:table-cell office:value-type="string">
            <text:p>icms_view_theme_Factory</text:p>
          </table:table-cell>
          <table:table-cell table:number-columns-repeated="1020"/>
        </table:table-row>
        <table:table-row table:style-name="ro2">
          <table:table-cell office:value-type="string">
            <text:p>/class</text:p>
          </table:table-cell>
          <table:table-cell office:value-type="string">
            <text:p>tree.php</text:p>
          </table:table-cell>
          <table:table-cell office:value-type="string">
            <text:p>XoopsObjectTree</text:p>
          </table:table-cell>
          <table:table-cell office:value-type="string">
            <text:p>icms_ipf_Tree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uploader.php</text:p>
          </table:table-cell>
          <table:table-cell office:value-type="string">
            <text:p>IcmsMediaUploader</text:p>
          </table:table-cell>
          <table:table-cell office:value-type="string">
            <text:p>icms_file_MediaUploadHandl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uploader.php</text:p>
          </table:table-cell>
          <table:table-cell office:value-type="string">
            <text:p>XoopsMediaUploader</text:p>
          </table:table-cell>
          <table:table-cell office:value-type="string">
            <text:p>icms_file_MediaUploadHandl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block.php</text:p>
          </table:table-cell>
          <table:table-cell office:value-type="string">
            <text:p>NO CLASS</text:p>
          </table:table-cell>
          <table:table-cell office:value-type="string">
            <text:p>DEPRECATED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editor.inc.php</text:p>
          </table:table-cell>
          <table:table-cell office:value-type="string">
            <text:p>NO CLASS</text:p>
          </table:table-cell>
          <table:table-cell table:style-name="ce1" office:value-type="string">
            <text:p>To be refactored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editor.php</text:p>
          </table:table-cell>
          <table:table-cell office:value-type="string">
            <text:p>XoopsEditorHandler</text:p>
          </table:table-cell>
          <table:table-cell table:number-columns-repeated="1021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formloader.php</text:p>
          </table:table-cell>
          <table:table-cell office:value-type="string">
            <text:p>NO CLASS</text:p>
          </table:table-cell>
          <table:table-cell office:value-type="string">
            <text:p>will not be needed in 1.4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lists.php</text:p>
          </table:table-cell>
          <table:table-cell office:value-type="string">
            <text:p>IcmsLists</text:p>
          </table:table-cell>
          <table:table-cell table:style-name="ce1" office:value-type="string">
            <text:p>* multiple unrleated methods, still some to refacto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mailer.php</text:p>
          </table:table-cell>
          <table:table-cell office:value-type="string">
            <text:p>XoopsMailer</text:p>
          </table:table-cell>
          <table:table-cell office:value-type="string">
            <text:p>icms_messaging_Handl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module.php</text:p>
          </table:table-cell>
          <table:table-cell office:value-type="string">
            <text:p>NO CLASS</text:p>
          </table:table-cell>
          <table:table-cell office:value-type="string">
            <text:p>DEPRECATED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object.php</text:p>
          </table:table-cell>
          <table:table-cell office:value-type="string">
            <text:p>NO CLASS</text:p>
          </table:table-cell>
          <table:table-cell office:value-type="string">
            <text:p>DEPRECATED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security.php</text:p>
          </table:table-cell>
          <table:table-cell office:value-type="string">
            <text:p>IcmsSecurity</text:p>
          </table:table-cell>
          <table:table-cell office:value-type="string">
            <text:p>icms_core_Security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security.php</text:p>
          </table:table-cell>
          <table:table-cell office:value-type="string">
            <text:p>XoopsSecurity</text:p>
          </table:table-cell>
          <table:table-cell office:value-type="string">
            <text:p>icms_core_Security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story.php</text:p>
          </table:table-cell>
          <table:table-cell office:value-type="string">
            <text:p>XoopsStory</text:p>
          </table:table-cell>
          <table:table-cell office:value-type="string">
            <text:p>only the news module uses it, right ?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topic.php</text:p>
          </table:table-cell>
          <table:table-cell office:value-type="string">
            <text:p>XoopsTopic</text:p>
          </table:table-cell>
          <table:table-cell office:value-type="string">
            <text:p>only the news module uses it, right ?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tpl.php</text:p>
          </table:table-cell>
          <table:table-cell office:value-type="string">
            <text:p>NO CLASS</text:p>
          </table:table-cell>
          <table:table-cell office:value-type="string">
            <text:p>DEPRECATED</text:p>
          </table:table-cell>
          <table:table-cell table:number-columns-repeated="1020"/>
        </table:table-row>
        <table:table-row table:style-name="ro2">
          <table:table-cell office:value-type="string">
            <text:p>/class</text:p>
          </table:table-cell>
          <table:table-cell office:value-type="string">
            <text:p>xoopstree.php</text:p>
          </table:table-cell>
          <table:table-cell office:value-type="string">
            <text:p>XoopsTree</text:p>
          </table:table-cell>
          <table:table-cell office:value-type="string">
            <text:p>icms_view_Tree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user.php</text:p>
          </table:table-cell>
          <table:table-cell office:value-type="string">
            <text:p>NO CLASS</text:p>
          </table:table-cell>
          <table:table-cell office:value-type="string">
            <text:p>DEPRECATED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zipdownloader.php</text:p>
          </table:table-cell>
          <table:table-cell office:value-type="string">
            <text:p>XoopsZipDownloader</text:p>
          </table:table-cell>
          <table:table-cell office:value-type="string">
            <text:p>icms_file_DownloadHandler</text:p>
          </table:table-cell>
          <table:table-cell table:number-columns-repeated="1020"/>
        </table:table-row>
        <table:table-row table:style-name="ro1">
          <table:table-cell office:value-type="string">
            <text:p>/class/auth</text:p>
          </table:table-cell>
          <table:table-cell office:value-type="string">
            <text:p>auth_ads.php</text:p>
          </table:table-cell>
          <table:table-cell office:value-type="string">
            <text:p>XoopsAuthAds</text:p>
          </table:table-cell>
          <table:table-cell office:value-type="string">
            <text:p>icms_auth_Ads</text:p>
          </table:table-cell>
          <table:table-cell table:number-columns-repeated="1020"/>
        </table:table-row>
        <table:table-row table:style-name="ro1">
          <table:table-cell office:value-type="string">
            <text:p>/class/auth</text:p>
          </table:table-cell>
          <table:table-cell office:value-type="string">
            <text:p>auth_ldap.php</text:p>
          </table:table-cell>
          <table:table-cell office:value-type="string">
            <text:p>XoopsAuthLdap</text:p>
          </table:table-cell>
          <table:table-cell office:value-type="string">
            <text:p>icms_auth_Ldap</text:p>
          </table:table-cell>
          <table:table-cell table:number-columns-repeated="1020"/>
        </table:table-row>
        <table:table-row table:style-name="ro1">
          <table:table-cell office:value-type="string">
            <text:p>/class/auth</text:p>
          </table:table-cell>
          <table:table-cell office:value-type="string">
            <text:p>auth_openid.php</text:p>
          </table:table-cell>
          <table:table-cell office:value-type="string">
            <text:p>XoopsAuthOpenid</text:p>
          </table:table-cell>
          <table:table-cell office:value-type="string">
            <text:p>icms_auth_Openid</text:p>
          </table:table-cell>
          <table:table-cell table:number-columns-repeated="1020"/>
        </table:table-row>
        <table:table-row table:style-name="ro1">
          <table:table-cell office:value-type="string">
            <text:p>/class/auth</text:p>
          </table:table-cell>
          <table:table-cell office:value-type="string">
            <text:p>auth_provisionning.php</text:p>
          </table:table-cell>
          <table:table-cell office:value-type="string">
            <text:p>XoopsAuthProvisionning</text:p>
          </table:table-cell>
          <table:table-cell office:value-type="string">
            <text:p>icms_auth_Provisionning</text:p>
          </table:table-cell>
          <table:table-cell table:number-columns-repeated="1020"/>
        </table:table-row>
        <table:table-row table:style-name="ro1">
          <table:table-cell office:value-type="string">
            <text:p>/class/auth</text:p>
          </table:table-cell>
          <table:table-cell office:value-type="string">
            <text:p>auth_xoops.php</text:p>
          </table:table-cell>
          <table:table-cell office:value-type="string">
            <text:p>XoopsAuthXoops</text:p>
          </table:table-cell>
          <table:table-cell office:value-type="string">
            <text:p>icms_auth_Xoops</text:p>
          </table:table-cell>
          <table:table-cell table:number-columns-repeated="1020"/>
        </table:table-row>
        <table:table-row table:style-name="ro1">
          <table:table-cell office:value-type="string">
            <text:p>/class/auth</text:p>
          </table:table-cell>
          <table:table-cell office:value-type="string">
            <text:p>auth.php</text:p>
          </table:table-cell>
          <table:table-cell office:value-type="string">
            <text:p>XoopsAuth</text:p>
          </table:table-cell>
          <table:table-cell office:value-type="string">
            <text:p>icms_auth_Object</text:p>
          </table:table-cell>
          <table:table-cell table:number-columns-repeated="1020"/>
        </table:table-row>
        <table:table-row table:style-name="ro1">
          <table:table-cell office:value-type="string">
            <text:p>/class/auth</text:p>
          </table:table-cell>
          <table:table-cell office:value-type="string">
            <text:p>authfactory.php</text:p>
          </table:table-cell>
          <table:table-cell office:value-type="string">
            <text:p>XoopsAuthFactory</text:p>
          </table:table-cell>
          <table:table-cell office:value-type="string">
            <text:p>icms_auth_Factory</text:p>
          </table:table-cell>
          <table:table-cell table:number-columns-repeated="1020"/>
        </table:table-row>
        <table:table-row table:style-name="ro1">
          <table:table-cell office:value-type="string">
            <text:p>/class/autotasks</text:p>
          </table:table-cell>
          <table:table-cell office:value-type="string">
            <text:p>iautotasksystem.php</text:p>
          </table:table-cell>
          <table:table-cell office:value-type="string">
            <text:p>iAutoTaskSystem</text:p>
          </table:table-cell>
          <table:table-cell office:value-type="string">
            <text:p>icms_sys_autotasks_ISystem</text:p>
          </table:table-cell>
          <table:table-cell table:number-columns-repeated="1020"/>
        </table:table-row>
        <table:table-row table:style-name="ro1">
          <table:table-cell office:value-type="string">
            <text:p>/class/autotasks</text:p>
          </table:table-cell>
          <table:table-cell office:value-type="string">
            <text:p>icmsautotaskssystem.php</text:p>
          </table:table-cell>
          <table:table-cell office:value-type="string">
            <text:p>IcmsAutoTasksSystem</text:p>
          </table:table-cell>
          <table:table-cell office:value-type="string">
            <text:p>icms_sys_autotasks_System</text:p>
          </table:table-cell>
          <table:table-cell table:number-columns-repeated="1020"/>
        </table:table-row>
        <table:table-row table:style-name="ro1">
          <table:table-cell office:value-type="string">
            <text:p>/class/captcha</text:p>
          </table:table-cell>
          <table:table-cell office:value-type="string">
            <text:p>captcha.php</text:p>
          </table:table-cell>
          <table:table-cell office:value-type="string">
            <text:p>IcmsCaptcha</text:p>
          </table:table-cell>
          <table:table-cell office:value-type="string">
            <text:p>icms_form_captcha_Object</text:p>
          </table:table-cell>
          <table:table-cell table:number-columns-repeated="1020"/>
        </table:table-row>
        <table:table-row table:style-name="ro1">
          <table:table-cell office:value-type="string">
            <text:p>/class/captcha</text:p>
          </table:table-cell>
          <table:table-cell office:value-type="string">
            <text:p>captcha.php</text:p>
          </table:table-cell>
          <table:table-cell office:value-type="string">
            <text:p>XoopsCaptcha</text:p>
          </table:table-cell>
          <table:table-cell office:value-type="string">
            <text:p>DEPRECATED</text:p>
          </table:table-cell>
          <table:table-cell table:number-columns-repeated="1020"/>
        </table:table-row>
        <table:table-row table:style-name="ro1">
          <table:table-cell office:value-type="string">
            <text:p>/class/captcha</text:p>
          </table:table-cell>
          <table:table-cell office:value-type="string">
            <text:p>config.php</text:p>
          </table:table-cell>
          <table:table-cell/>
          <table:table-cell office:value-type="string">
            <text:p>moved in icms/form/captcha</text:p>
          </table:table-cell>
          <table:table-cell table:number-columns-repeated="1020"/>
        </table:table-row>
        <table:table-row table:style-name="ro1">
          <table:table-cell office:value-type="string">
            <text:p>/class/captcha</text:p>
          </table:table-cell>
          <table:table-cell office:value-type="string">
            <text:p>image.php</text:p>
          </table:table-cell>
          <table:table-cell office:value-type="string">
            <text:p>IcmsCaptchaImage</text:p>
          </table:table-cell>
          <table:table-cell office:value-type="string">
            <text:p>icms_form_captcha_Image</text:p>
          </table:table-cell>
          <table:table-cell table:number-columns-repeated="1020"/>
        </table:table-row>
        <table:table-row table:style-name="ro1">
          <table:table-cell office:value-type="string">
            <text:p>/class/captcha</text:p>
          </table:table-cell>
          <table:table-cell office:value-type="string">
            <text:p>text.php</text:p>
          </table:table-cell>
          <table:table-cell office:value-type="string">
            <text:p>IcmsCaptchaText</text:p>
          </table:table-cell>
          <table:table-cell office:value-type="string">
            <text:p>icms_form_captcha_Text</text:p>
          </table:table-cell>
          <table:table-cell table:number-columns-repeated="1020"/>
        </table:table-row>
        <table:table-row table:style-name="ro1">
          <table:table-cell office:value-type="string">
            <text:p>/class/captcha/script</text:p>
          </table:table-cell>
          <table:table-cell office:value-type="string">
            <text:p>img.php</text:p>
          </table:table-cell>
          <table:table-cell office:value-type="string">
            <text:p>IcmsCaptchaImageHandler</text:p>
          </table:table-cell>
          <table:table-cell office:value-type="string">
            <text:p>icms_form_captcha_ImageHandler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database.php</text:p>
          </table:table-cell>
          <table:table-cell office:value-type="string">
            <text:p>Database</text:p>
          </table:table-cell>
          <table:table-cell office:value-type="string">
            <text:p>icms_db_Factory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database.php</text:p>
          </table:table-cell>
          <table:table-cell office:value-type="string">
            <text:p>IcmsDatabase</text:p>
          </table:table-cell>
          <table:table-cell office:value-type="string">
            <text:p>icms_db_legacy_Database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database.php</text:p>
          </table:table-cell>
          <table:table-cell office:value-type="string">
            <text:p>XoopsDatabase</text:p>
          </table:table-cell>
          <table:table-cell office:value-type="string">
            <text:p>DEPRECATED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databasefactory.php</text:p>
          </table:table-cell>
          <table:table-cell office:value-type="string">
            <text:p>IcmsDatabaseFactory</text:p>
          </table:table-cell>
          <table:table-cell office:value-type="string">
            <text:p>icms_db_legacy_Factory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databasefactory.php</text:p>
          </table:table-cell>
          <table:table-cell office:value-type="string">
            <text:p>XoopsDatabaseFactory</text:p>
          </table:table-cell>
          <table:table-cell office:value-type="string">
            <text:p>DEPRECATED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databaseupdater.php</text:p>
          </table:table-cell>
          <table:table-cell office:value-type="string">
            <text:p>IcmsDatabasetable</text:p>
          </table:table-cell>
          <table:table-cell office:value-type="string">
            <text:p>icms_db_legacy_updater_Table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databaseupdater.php</text:p>
          </table:table-cell>
          <table:table-cell office:value-type="string">
            <text:p>IcmsDatabaseupdater</text:p>
          </table:table-cell>
          <table:table-cell office:value-type="string">
            <text:p>icms_db_legacy_updater_Handler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mysqldatabase.php</text:p>
          </table:table-cell>
          <table:table-cell office:value-type="string">
            <text:p>XoopsMySQLDatabase</text:p>
          </table:table-cell>
          <table:table-cell office:value-type="string">
            <text:p>DEPRECATED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mysqldatabase.php</text:p>
          </table:table-cell>
          <table:table-cell office:value-type="string">
            <text:p>XoopsMySQLDatabaseProxy</text:p>
          </table:table-cell>
          <table:table-cell office:value-type="string">
            <text:p>DEPRECATED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mysqldatabase.php</text:p>
          </table:table-cell>
          <table:table-cell office:value-type="string">
            <text:p>XoopsMySQLDatabaseSafe</text:p>
          </table:table-cell>
          <table:table-cell office:value-type="string">
            <text:p>DEPRECATED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</text:p>
          </table:table-cell>
          <table:table-cell office:value-type="string">
            <text:p>database.php</text:p>
          </table:table-cell>
          <table:table-cell office:value-type="string">
            <text:p>XoopsMySQLDatabase</text:p>
          </table:table-cell>
          <table:table-cell office:value-type="string">
            <text:p>icms_db_legacy_mysql_Database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</text:p>
          </table:table-cell>
          <table:table-cell office:value-type="string">
            <text:p>database.php</text:p>
          </table:table-cell>
          <table:table-cell office:value-type="string">
            <text:p>XoopsMySQLDatabaseProxy</text:p>
          </table:table-cell>
          <table:table-cell office:value-type="string">
            <text:p>icms_db_legacy_mysql_Proxy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</text:p>
          </table:table-cell>
          <table:table-cell office:value-type="string">
            <text:p>database.php</text:p>
          </table:table-cell>
          <table:table-cell office:value-type="string">
            <text:p>XoopsMySQLDatabaseSafe</text:p>
          </table:table-cell>
          <table:table-cell office:value-type="string">
            <text:p>icms_db_legacy_mysql_Safe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</text:p>
          </table:table-cell>
          <table:table-cell office:value-type="string">
            <text:p>databaseupdater.php</text:p>
          </table:table-cell>
          <table:table-cell office:value-type="string">
            <text:p>IcmsMysqlDatabasetable</text:p>
          </table:table-cell>
          <table:table-cell office:value-type="string">
            <text:p>NOT NEEDED ANYMORE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</text:p>
          </table:table-cell>
          <table:table-cell office:value-type="string">
            <text:p>databaseupdater.php</text:p>
          </table:table-cell>
          <table:table-cell office:value-type="string">
            <text:p>IcmsMysqlDatabaseupdater</text:p>
          </table:table-cell>
          <table:table-cell office:value-type="string">
            <text:p>NOT NEEDED ANYMORE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</text:p>
          </table:table-cell>
          <table:table-cell office:value-type="string">
            <text:p>sqlutility.php</text:p>
          </table:table-cell>
          <table:table-cell office:value-type="string">
            <text:p>SqlUtility</text:p>
          </table:table-cell>
          <table:table-cell office:value-type="string">
            <text:p>icms_db_legacy_mysql_Utility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i</text:p>
          </table:table-cell>
          <table:table-cell office:value-type="string">
            <text:p>database.php</text:p>
          </table:table-cell>
          <table:table-cell office:value-type="string">
            <text:p>XoopsMySQLiDatabase</text:p>
          </table:table-cell>
          <table:table-cell office:value-type="string">
            <text:p>NOT NEEDED ANYMORE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i</text:p>
          </table:table-cell>
          <table:table-cell office:value-type="string">
            <text:p>database.php</text:p>
          </table:table-cell>
          <table:table-cell office:value-type="string">
            <text:p>XoopsMySQLiDatabaseProxy</text:p>
          </table:table-cell>
          <table:table-cell office:value-type="string">
            <text:p>NOT NEEDED ANYMORE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i</text:p>
          </table:table-cell>
          <table:table-cell office:value-type="string">
            <text:p>database.php</text:p>
          </table:table-cell>
          <table:table-cell office:value-type="string">
            <text:p>XoopsMySQLiDatabaseSafe</text:p>
          </table:table-cell>
          <table:table-cell office:value-type="string">
            <text:p>NOT NEEDED ANYMORE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i</text:p>
          </table:table-cell>
          <table:table-cell office:value-type="string">
            <text:p>databaseupdater.php</text:p>
          </table:table-cell>
          <table:table-cell office:value-type="string">
            <text:p>IcmsMysqlDatabaseupdater</text:p>
          </table:table-cell>
          <table:table-cell office:value-type="string">
            <text:p>NOT NEEDED ANYMORE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i</text:p>
          </table:table-cell>
          <table:table-cell office:value-type="string">
            <text:p>databaseupdater.php</text:p>
          </table:table-cell>
          <table:table-cell office:value-type="string">
            <text:p>IcmsMysqliDatabasetable</text:p>
          </table:table-cell>
          <table:table-cell office:value-type="string">
            <text:p>NOT NEEDED ANYMORE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i</text:p>
          </table:table-cell>
          <table:table-cell office:value-type="string">
            <text:p>sqlutility.php</text:p>
          </table:table-cell>
          <table:table-cell office:value-type="string">
            <text:p>SqlUtility</text:p>
          </table:table-cell>
          <table:table-cell office:value-type="string">
            <text:p>NOT NEEDED ANYMORE</text:p>
          </table:table-cell>
          <table:table-cell table:number-columns-repeated="1020"/>
        </table:table-row>
        <table:table-row table:style-name="ro1">
          <table:table-cell office:value-type="string">
            <text:p>/class/icmsform</text:p>
          </table:table-cell>
          <table:table-cell office:value-type="string">
            <text:p>icmsform.php</text:p>
          </table:table-cell>
          <table:table-cell office:value-type="string">
            <text:p>IcmsForm</text:p>
          </table:table-cell>
          <table:table-cell table:number-columns-repeated="1021"/>
        </table:table-row>
        <table:table-row table:style-name="ro1">
          <table:table-cell office:value-type="string">
            <text:p>/class/icmsform</text:p>
          </table:table-cell>
          <table:table-cell office:value-type="string">
            <text:p>icmssecureform.php</text:p>
          </table:table-cell>
          <table:table-cell office:value-type="string">
            <text:p>IcmsSecureForm</text:p>
          </table:table-cell>
          <table:table-cell office:value-type="string">
            <text:p>icms_form_Secure, needs to be completed when IcmsForm is converted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autocompleteelement.php</text:p>
          </table:table-cell>
          <table:table-cell office:value-type="string">
            <text:p>IcmsAutocompleteElement</text:p>
          </table:table-cell>
          <table:table-cell office:value-type="string">
            <text:p>REMOVED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autocompleteelement.php</text:p>
          </table:table-cell>
          <table:table-cell office:value-type="string">
            <text:p>IcmsFormAutocompleteElement</text:p>
          </table:table-cell>
          <table:table-cell office:value-type="string">
            <text:p>icms_ipf_form_elements_Autocomplete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blockoptionselement.php</text:p>
          </table:table-cell>
          <table:table-cell office:value-type="string">
            <text:p>IcmsFormBlockoptionsElement</text:p>
          </table:table-cell>
          <table:table-cell office:value-type="string">
            <text:p>icms_ipf_form_elements_Blockoptions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checkelement.php</text:p>
          </table:table-cell>
          <table:table-cell office:value-type="string">
            <text:p>IcmsFormCheckElement</text:p>
          </table:table-cell>
          <table:table-cell office:value-type="string">
            <text:p>icms_ipf_form_elements_Checkbox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date_timeelement.php</text:p>
          </table:table-cell>
          <table:table-cell office:value-type="string">
            <text:p>IcmsFormDate_timeElement</text:p>
          </table:table-cell>
          <table:table-cell office:value-type="string">
            <text:p>icms_ipf_form_elements_Datetime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dateelement.php</text:p>
          </table:table-cell>
          <table:table-cell office:value-type="string">
            <text:p>IcmsFormDateElement</text:p>
          </table:table-cell>
          <table:table-cell office:value-type="string">
            <text:p>icms_ipf_form_elements_Date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fileelement.php</text:p>
          </table:table-cell>
          <table:table-cell office:value-type="string">
            <text:p>IcmsFormFileElement</text:p>
          </table:table-cell>
          <table:table-cell office:value-type="string">
            <text:p>icms_ipf_form_elements_File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fileuploadelement.php</text:p>
          </table:table-cell>
          <table:table-cell office:value-type="string">
            <text:p>IcmsFormFileUploadElement</text:p>
          </table:table-cell>
          <table:table-cell office:value-type="string">
            <text:p>icms_ipf_form_elements_Fileupload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hidden.php</text:p>
          </table:table-cell>
          <table:table-cell office:value-type="string">
            <text:p>IcmsFormHidden</text:p>
          </table:table-cell>
          <table:table-cell office:value-type="string">
            <text:p>DEPRECATED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imageelement.php</text:p>
          </table:table-cell>
          <table:table-cell office:value-type="string">
            <text:p>IcmsFormImageElement</text:p>
          </table:table-cell>
          <table:table-cell office:value-type="string">
            <text:p>icms_ipf_form_elements_Image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imageuploadelement.php</text:p>
          </table:table-cell>
          <table:table-cell office:value-type="string">
            <text:p>IcmsFormImageUploadElement</text:p>
          </table:table-cell>
          <table:table-cell office:value-type="string">
            <text:p>icms_ipf_form_elements_Imageupload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languageelement.php</text:p>
          </table:table-cell>
          <table:table-cell office:value-type="string">
            <text:p>IcmsFormLanguageElement</text:p>
          </table:table-cell>
          <table:table-cell office:value-type="string">
            <text:p>icms_ipf_form_elements_Language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pageelement.php</text:p>
          </table:table-cell>
          <table:table-cell office:value-type="string">
            <text:p>IcmsFormPageElement</text:p>
          </table:table-cell>
          <table:table-cell office:value-type="string">
            <text:p>icms_ipf_form_elements_Page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parentcategoryelement.php</text:p>
          </table:table-cell>
          <table:table-cell office:value-type="string">
            <text:p>IcmsFormParentcategoryElement</text:p>
          </table:table-cell>
          <table:table-cell office:value-type="string">
            <text:p>icms_ipf_form_elements_Parentcategory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radioelement.php</text:p>
          </table:table-cell>
          <table:table-cell office:value-type="string">
            <text:p>IcmsFormRadioElement</text:p>
          </table:table-cell>
          <table:table-cell office:value-type="string">
            <text:p>icms_ipf_form_elements_Radio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richfileelement.php</text:p>
          </table:table-cell>
          <table:table-cell office:value-type="string">
            <text:p>IcmsFormRichFileElement</text:p>
          </table:table-cell>
          <table:table-cell table:number-columns-repeated="1021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section.php</text:p>
          </table:table-cell>
          <table:table-cell office:value-type="string">
            <text:p>IcmsFormSection</text:p>
          </table:table-cell>
          <table:table-cell table:number-columns-repeated="1021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sectionclose.php</text:p>
          </table:table-cell>
          <table:table-cell office:value-type="string">
            <text:p>IcmsFormSectionClose</text:p>
          </table:table-cell>
          <table:table-cell table:number-columns-repeated="1021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select_multielement.php</text:p>
          </table:table-cell>
          <table:table-cell office:value-type="string">
            <text:p>IcmsFormSelect_multiElement</text:p>
          </table:table-cell>
          <table:table-cell office:value-type="string">
            <text:p>icms_ipf_form_elements_Selectmulti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selectelement.php</text:p>
          </table:table-cell>
          <table:table-cell office:value-type="string">
            <text:p>IcmsFormSelectElement</text:p>
          </table:table-cell>
          <table:table-cell office:value-type="string">
            <text:p>icms_ipf_form_elements_Selec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set_passwordelement.php</text:p>
          </table:table-cell>
          <table:table-cell office:value-type="string">
            <text:p>IcmsFormSet_passwordElement</text:p>
          </table:table-cell>
          <table:table-cell office:value-type="string">
            <text:p>icms_ipf_form_elements_Passwordtray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sourceeditor.php</text:p>
          </table:table-cell>
          <table:table-cell office:value-type="string">
            <text:p>IcmsFormSourceEditor</text:p>
          </table:table-cell>
          <table:table-cell office:value-type="string">
            <text:p>icms_ipf_form_elements_Source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textelement.php</text:p>
          </table:table-cell>
          <table:table-cell office:value-type="string">
            <text:p>IcmsFormTextElement</text:p>
          </table:table-cell>
          <table:table-cell office:value-type="string">
            <text:p>icms_ipf_form_elements_Tex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timeelement.php</text:p>
          </table:table-cell>
          <table:table-cell office:value-type="string">
            <text:p>IcmsFormTimeElement</text:p>
          </table:table-cell>
          <table:table-cell office:value-type="string">
            <text:p>icms_ipf_form_elements_Time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uploadelement.php</text:p>
          </table:table-cell>
          <table:table-cell office:value-type="string">
            <text:p>IcmsFormUploadElement</text:p>
          </table:table-cell>
          <table:table-cell office:value-type="string">
            <text:p>icms_ipf_form_elements_Upload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urllinkelement.php</text:p>
          </table:table-cell>
          <table:table-cell office:value-type="string">
            <text:p>IcmsFormUrlLinkElement</text:p>
          </table:table-cell>
          <table:table-cell office:value-type="string">
            <text:p>icms_ipf_form_elements_Urllink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user_sigelement.php</text:p>
          </table:table-cell>
          <table:table-cell office:value-type="string">
            <text:p>IcmsFormUser_sigElement</text:p>
          </table:table-cell>
          <table:table-cell office:value-type="string">
            <text:p>icms_ipf_form_elements_Signature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userelement.php</text:p>
          </table:table-cell>
          <table:table-cell office:value-type="string">
            <text:p>IcmsFormUserElement</text:p>
          </table:table-cell>
          <table:table-cell office:value-type="string">
            <text:p>icms_ipf_form_elements_User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yesnoelement.php</text:p>
          </table:table-cell>
          <table:table-cell office:value-type="string">
            <text:p>IcmsFormYesnoElement</text:p>
          </table:table-cell>
          <table:table-cell office:value-type="string">
            <text:p>icms_ipf_form_elements_Yesno</text:p>
          </table:table-cell>
          <table:table-cell table:number-columns-repeated="1020"/>
        </table:table-row>
        <table:table-row table:style-name="ro1">
          <table:table-cell office:value-type="string">
            <text:p>/class/mail</text:p>
          </table:table-cell>
          <table:table-cell office:value-type="string">
            <text:p>xoopsmultimailer.php</text:p>
          </table:table-cell>
          <table:table-cell office:value-type="string">
            <text:p>XoopsMultiMailer</text:p>
          </table:table-cell>
          <table:table-cell office:value-type="string">
            <text:p>icms_messaging_EmailHandler</text:p>
          </table:table-cell>
          <table:table-cell table:number-columns-repeated="1020"/>
        </table:table-row>
        <table:table-row table:style-name="ro1">
          <table:table-cell office:value-type="string">
            <text:p>/class/xml</text:p>
          </table:table-cell>
          <table:table-cell office:value-type="string">
            <text:p>saxparser.php</text:p>
          </table:table-cell>
          <table:table-cell/>
          <table:table-cell office:value-type="string">
            <text:p>Moved to /libraries/xml/</text:p>
          </table:table-cell>
          <table:table-cell table:number-columns-repeated="1020"/>
        </table:table-row>
        <table:table-row table:style-name="ro1">
          <table:table-cell office:value-type="string">
            <text:p>/class/xml</text:p>
          </table:table-cell>
          <table:table-cell office:value-type="string">
            <text:p>themesetparser.php</text:p>
          </table:table-cell>
          <table:table-cell/>
          <table:table-cell office:value-type="string">
            <text:p>Moved to /libraries/xml/</text:p>
          </table:table-cell>
          <table:table-cell table:number-columns-repeated="1020"/>
        </table:table-row>
        <table:table-row table:style-name="ro1">
          <table:table-cell office:value-type="string">
            <text:p>/class/xml</text:p>
          </table:table-cell>
          <table:table-cell office:value-type="string">
            <text:p>xmltaghandler.php</text:p>
          </table:table-cell>
          <table:table-cell/>
          <table:table-cell office:value-type="string">
            <text:p>Moved to /libraries/xml/</text:p>
          </table:table-cell>
          <table:table-cell table:number-columns-repeated="1020"/>
        </table:table-row>
        <table:table-row table:style-name="ro1">
          <table:table-cell office:value-type="string">
            <text:p>/class/xml/rpc</text:p>
          </table:table-cell>
          <table:table-cell table:number-columns-repeated="2"/>
          <table:table-cell office:value-type="string">
            <text:p>Moved to /libraries/xml/</text:p>
          </table:table-cell>
          <table:table-cell table:number-columns-repeated="1020"/>
        </table:table-row>
        <table:table-row table:style-name="ro1">
          <table:table-cell office:value-type="string">
            <text:p>/class/xml/rss</text:p>
          </table:table-cell>
          <table:table-cell table:number-columns-repeated="2"/>
          <table:table-cell office:value-type="string">
            <text:p>Moved to /libraries/xml/</text:p>
          </table:table-cell>
          <table:table-cell table:number-columns-repeated="1020"/>
        </table:table-row>
        <table:table-row table:style-name="ro1">
          <table:table-cell office:value-type="string">
            <text:p>/class/xoopseditor</text:p>
          </table:table-cell>
          <table:table-cell office:value-type="string">
            <text:p>xoopseditor.php</text:p>
          </table:table-cell>
          <table:table-cell office:value-type="string">
            <text:p>NO CLASS</text:p>
          </table:table-cell>
          <table:table-cell table:style-name="ce1" office:value-type="string">
            <text:p>should we remove it? : http://community.impresscms.org/modules/newbb/viewtopic.php?topic_id=4361&amp;post_id=38980#forumpost38980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.php</text:p>
          </table:table-cell>
          <table:table-cell office:value-type="string">
            <text:p>XoopsForm</text:p>
          </table:table-cell>
          <table:table-cell office:value-type="string">
            <text:p>icms_form_Base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button.php</text:p>
          </table:table-cell>
          <table:table-cell office:value-type="string">
            <text:p>XoopsFormButton</text:p>
          </table:table-cell>
          <table:table-cell office:value-type="string">
            <text:p>icms_form_elements_Button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captcha.php</text:p>
          </table:table-cell>
          <table:table-cell office:value-type="string">
            <text:p>IcmsFormCaptcha</text:p>
          </table:table-cell>
          <table:table-cell office:value-type="string">
            <text:p>icms_form_elements_Captcha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captcha.php</text:p>
          </table:table-cell>
          <table:table-cell office:value-type="string">
            <text:p>XoopsFormCaptcha</text:p>
          </table:table-cell>
          <table:table-cell office:value-type="string">
            <text:p>DEPRECATED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checkbox.php</text:p>
          </table:table-cell>
          <table:table-cell office:value-type="string">
            <text:p>XoopsFormCheckBox</text:p>
          </table:table-cell>
          <table:table-cell office:value-type="string">
            <text:p>icms_form_elements_Checkbox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colorpicker.php</text:p>
          </table:table-cell>
          <table:table-cell office:value-type="string">
            <text:p>XoopsFormColorPicker</text:p>
          </table:table-cell>
          <table:table-cell office:value-type="string">
            <text:p>icms_form_elements_Colorpicker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datetime.php</text:p>
          </table:table-cell>
          <table:table-cell office:value-type="string">
            <text:p>XoopsFormDateTime</text:p>
          </table:table-cell>
          <table:table-cell office:value-type="string">
            <text:p>icms_form_elements_Datetime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dhtmltextarea.php</text:p>
          </table:table-cell>
          <table:table-cell office:value-type="string">
            <text:p>XoopsFormDhtmlTextArea</text:p>
          </table:table-cell>
          <table:table-cell office:value-type="string">
            <text:p>icms_form_elements_Dhtmltextarea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editor.php</text:p>
          </table:table-cell>
          <table:table-cell office:value-type="string">
            <text:p>XoopsFormEditor</text:p>
          </table:table-cell>
          <table:table-cell office:value-type="string">
            <text:p>icms_form_elements_Editor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element.php</text:p>
          </table:table-cell>
          <table:table-cell office:value-type="string">
            <text:p>XoopsFormElement</text:p>
          </table:table-cell>
          <table:table-cell office:value-type="string">
            <text:p>icms_form_Element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elementtray.php</text:p>
          </table:table-cell>
          <table:table-cell office:value-type="string">
            <text:p>XoopsFormElementTray</text:p>
          </table:table-cell>
          <table:table-cell office:value-type="string">
            <text:p>icms_form_elements_Tray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file.php</text:p>
          </table:table-cell>
          <table:table-cell office:value-type="string">
            <text:p>XoopsFormFile</text:p>
          </table:table-cell>
          <table:table-cell office:value-type="string">
            <text:p>icms_form_elements_File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hidden.php</text:p>
          </table:table-cell>
          <table:table-cell office:value-type="string">
            <text:p>XoopsFormHidden</text:p>
          </table:table-cell>
          <table:table-cell office:value-type="string">
            <text:p>icms_form_elements_Hidden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hiddentoken.php</text:p>
          </table:table-cell>
          <table:table-cell office:value-type="string">
            <text:p>XoopsFormHiddenToken</text:p>
          </table:table-cell>
          <table:table-cell office:value-type="string">
            <text:p>icms_form_elements_Hiddentoken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image_browse.php</text:p>
          </table:table-cell>
          <table:table-cell office:value-type="string">
            <text:p>NO CLASS</text:p>
          </table:table-cell>
          <table:table-cell table:style-name="ce1" office:value-type="string">
            <text:p>To be refactored to use classes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image.php</text:p>
          </table:table-cell>
          <table:table-cell office:value-type="string">
            <text:p>MastopFormSelectImage</text:p>
          </table:table-cell>
          <table:table-cell table:style-name="ce1" office:value-type="string">
            <text:p>needs to be refactored to be a class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label.php</text:p>
          </table:table-cell>
          <table:table-cell office:value-type="string">
            <text:p>XoopsFormLabel</text:p>
          </table:table-cell>
          <table:table-cell office:value-type="string">
            <text:p>icms_form_elements_Label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password.php</text:p>
          </table:table-cell>
          <table:table-cell office:value-type="string">
            <text:p>XoopsFormPassword</text:p>
          </table:table-cell>
          <table:table-cell office:value-type="string">
            <text:p>icms_form_elements_Password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radio.php</text:p>
          </table:table-cell>
          <table:table-cell office:value-type="string">
            <text:p>XoopsFormRadio</text:p>
          </table:table-cell>
          <table:table-cell office:value-type="string">
            <text:p>icms_form_elements_Radio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radioyn.php</text:p>
          </table:table-cell>
          <table:table-cell office:value-type="string">
            <text:p>XoopsFormRadioYN</text:p>
          </table:table-cell>
          <table:table-cell office:value-type="string">
            <text:p>icms_form_elements_Radioyn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.php</text:p>
          </table:table-cell>
          <table:table-cell office:value-type="string">
            <text:p>XoopsFormSelect</text:p>
          </table:table-cell>
          <table:table-cell office:value-type="string">
            <text:p>icms_form_elements_Select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country.php</text:p>
          </table:table-cell>
          <table:table-cell office:value-type="string">
            <text:p>XoopsFormSelectCountry</text:p>
          </table:table-cell>
          <table:table-cell office:value-type="string">
            <text:p>icms_form_elements_select_Country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editor.php</text:p>
          </table:table-cell>
          <table:table-cell office:value-type="string">
            <text:p>XoopsFormSelectEditor</text:p>
          </table:table-cell>
          <table:table-cell office:value-type="string">
            <text:p>icms_form_elements_select_Editor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group.php</text:p>
          </table:table-cell>
          <table:table-cell office:value-type="string">
            <text:p>XoopsFormSelectGroup</text:p>
          </table:table-cell>
          <table:table-cell office:value-type="string">
            <text:p>icms_form_elements_select_Group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lang.php</text:p>
          </table:table-cell>
          <table:table-cell office:value-type="string">
            <text:p>XoopsFormSelectLang</text:p>
          </table:table-cell>
          <table:table-cell office:value-type="string">
            <text:p>icms_form_elements_select_Lang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matchoption.php</text:p>
          </table:table-cell>
          <table:table-cell office:value-type="string">
            <text:p>XoopsFormSelectMatchOption</text:p>
          </table:table-cell>
          <table:table-cell office:value-type="string">
            <text:p>icms_form_elements_select_MatchOption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theme.php</text:p>
          </table:table-cell>
          <table:table-cell office:value-type="string">
            <text:p>XoopsFormSelectTheme</text:p>
          </table:table-cell>
          <table:table-cell office:value-type="string">
            <text:p>icms_form_elements_select_Theme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timezone.php</text:p>
          </table:table-cell>
          <table:table-cell office:value-type="string">
            <text:p>XoopsFormSelectTimezone</text:p>
          </table:table-cell>
          <table:table-cell office:value-type="string">
            <text:p>icms_form_elements_select_Timezone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user.php</text:p>
          </table:table-cell>
          <table:table-cell office:value-type="string">
            <text:p>XoopsFormSelectUser</text:p>
          </table:table-cell>
          <table:table-cell office:value-type="string">
            <text:p>icms_form_elements_select_User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text.php</text:p>
          </table:table-cell>
          <table:table-cell office:value-type="string">
            <text:p>XoopsFormText</text:p>
          </table:table-cell>
          <table:table-cell office:value-type="string">
            <text:p>icms_form_elements_Text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textarea.php</text:p>
          </table:table-cell>
          <table:table-cell office:value-type="string">
            <text:p>XoopsFormTextArea</text:p>
          </table:table-cell>
          <table:table-cell office:value-type="string">
            <text:p>icms_form_elements_Textarea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textdateselect.php</text:p>
          </table:table-cell>
          <table:table-cell office:value-type="string">
            <text:p>XoopsFormTextDateSelect</text:p>
          </table:table-cell>
          <table:table-cell office:value-type="string">
            <text:p>icms_form_elements_Datetime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grouppermform.php</text:p>
          </table:table-cell>
          <table:table-cell office:value-type="string">
            <text:p>XoopsGroupFormCheckBox</text:p>
          </table:table-cell>
          <table:table-cell office:value-type="string">
            <text:p>icms_form_elements_Groupperm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grouppermform.php</text:p>
          </table:table-cell>
          <table:table-cell office:value-type="string">
            <text:p>XoopsGroupPermForm</text:p>
          </table:table-cell>
          <table:table-cell office:value-type="string">
            <text:p>icms_form_Groupperm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simpleform.php</text:p>
          </table:table-cell>
          <table:table-cell office:value-type="string">
            <text:p>XoopsSimpleForm</text:p>
          </table:table-cell>
          <table:table-cell office:value-type="string">
            <text:p>icms_form_Simple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tableform.php</text:p>
          </table:table-cell>
          <table:table-cell office:value-type="string">
            <text:p>XoopsTableForm</text:p>
          </table:table-cell>
          <table:table-cell office:value-type="string">
            <text:p>icms_form_Table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themeform.php</text:p>
          </table:table-cell>
          <table:table-cell office:value-type="string">
            <text:p>XoopsThemeForm</text:p>
          </table:table-cell>
          <table:table-cell office:value-type="string">
            <text:p>icms_form_Theme</text:p>
          </table:table-cell>
          <table:table-cell table:number-columns-repeated="1020"/>
        </table:table-row>
        <table:table-row table:style-name="ro1">
          <table:table-cell office:value-type="string">
            <text:p>/include</text:p>
          </table:table-cell>
          <table:table-cell office:value-type="string">
            <text:p>findusers.php</text:p>
          </table:table-cell>
          <table:table-cell office:value-type="string">
            <text:p>XoopsRank</text:p>
          </table:table-cell>
          <table:table-cell office:value-type="string">
            <text:p>icms_data_rank_Object</text:p>
          </table:table-cell>
          <table:table-cell table:number-columns-repeated="1020"/>
        </table:table-row>
        <table:table-row table:style-name="ro1">
          <table:table-cell office:value-type="string">
            <text:p>/include</text:p>
          </table:table-cell>
          <table:table-cell office:value-type="string">
            <text:p>findusers.php</text:p>
          </table:table-cell>
          <table:table-cell office:value-type="string">
            <text:p>XoopsRankHandler</text:p>
          </table:table-cell>
          <table:table-cell office:value-type="string">
            <text:p>icms_data_rank_Handler</text:p>
          </table:table-cell>
          <table:table-cell table:number-columns-repeated="1020"/>
        </table:table-row>
        <table:table-row table:style-name="ro1">
          <table:table-cell office:value-type="string">
            <text:p>/include</text:p>
          </table:table-cell>
          <table:table-cell office:value-type="string">
            <text:p>findusers.php</text:p>
          </table:table-cell>
          <table:table-cell office:value-type="string">
            <text:p>XoUser</text:p>
          </table:table-cell>
          <table:table-cell office:value-type="string">
            <text:p>Unnecessary – use icms_member_user_Object</text:p>
          </table:table-cell>
          <table:table-cell table:number-columns-repeated="1020"/>
        </table:table-row>
        <table:table-row table:style-name="ro1">
          <table:table-cell office:value-type="string">
            <text:p>/include</text:p>
          </table:table-cell>
          <table:table-cell office:value-type="string">
            <text:p>findusers.php</text:p>
          </table:table-cell>
          <table:table-cell office:value-type="string">
            <text:p>XoUserHandler</text:p>
          </table:table-cell>
          <table:table-cell office:value-type="string">
            <text:p>unnecessary – use icms_member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avatar.php</text:p>
          </table:table-cell>
          <table:table-cell office:value-type="string">
            <text:p>XoopsAvatar</text:p>
          </table:table-cell>
          <table:table-cell office:value-type="string">
            <text:p>icms_data_avatar_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avatar.php</text:p>
          </table:table-cell>
          <table:table-cell office:value-type="string">
            <text:p>XoopsAvatarHandler</text:p>
          </table:table-cell>
          <table:table-cell office:value-type="string">
            <text:p>icms_data_avatar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block.php</text:p>
          </table:table-cell>
          <table:table-cell office:value-type="string">
            <text:p>XoopsBlock</text:p>
          </table:table-cell>
          <table:table-cell office:value-type="string">
            <text:p>icms_view_block_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block.php</text:p>
          </table:table-cell>
          <table:table-cell office:value-type="string">
            <text:p>XoopsBlock</text:p>
          </table:table-cell>
          <table:table-cell office:value-type="string">
            <text:p>icms_view_block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blockposition.php</text:p>
          </table:table-cell>
          <table:table-cell office:value-type="string">
            <text:p>IcmsBlockposition</text:p>
          </table:table-cell>
          <table:table-cell office:value-type="string">
            <text:p>icms_view_block_position_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blockposition.php</text:p>
          </table:table-cell>
          <table:table-cell office:value-type="string">
            <text:p>IcmsBlockpositionHandler</text:p>
          </table:table-cell>
          <table:table-cell office:value-type="string">
            <text:p>icms_view_block_position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comment.php</text:p>
          </table:table-cell>
          <table:table-cell office:value-type="string">
            <text:p>XoopsComment</text:p>
          </table:table-cell>
          <table:table-cell office:value-type="string">
            <text:p>icms_data_comment_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comment.php</text:p>
          </table:table-cell>
          <table:table-cell office:value-type="string">
            <text:p>XoopsCommentHandler</text:p>
          </table:table-cell>
          <table:table-cell office:value-type="string">
            <text:p>icms_data_comment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config.php</text:p>
          </table:table-cell>
          <table:table-cell office:value-type="string">
            <text:p>XoopsConfigHandler</text:p>
          </table:table-cell>
          <table:table-cell office:value-type="string">
            <text:p>icms_config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configcategory.php</text:p>
          </table:table-cell>
          <table:table-cell office:value-type="string">
            <text:p>XoopsConfigCategory</text:p>
          </table:table-cell>
          <table:table-cell office:value-type="string">
            <text:p>icms_config_category_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configcategory.php</text:p>
          </table:table-cell>
          <table:table-cell office:value-type="string">
            <text:p>XoopsConfigCategoryHandler</text:p>
          </table:table-cell>
          <table:table-cell office:value-type="string">
            <text:p>icms_config_category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configitem.php</text:p>
          </table:table-cell>
          <table:table-cell office:value-type="string">
            <text:p>XoopsConfigItem</text:p>
          </table:table-cell>
          <table:table-cell office:value-type="string">
            <text:p>icms_config_item_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configitem.php</text:p>
          </table:table-cell>
          <table:table-cell office:value-type="string">
            <text:p>XoopsConfigItemHandler</text:p>
          </table:table-cell>
          <table:table-cell office:value-type="string">
            <text:p>icms_config_item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configoption.php</text:p>
          </table:table-cell>
          <table:table-cell office:value-type="string">
            <text:p>XoopsConfigOption</text:p>
          </table:table-cell>
          <table:table-cell office:value-type="string">
            <text:p>icms_config_option_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configoption.php</text:p>
          </table:table-cell>
          <table:table-cell office:value-type="string">
            <text:p>XoopsConfigOptionHandler</text:p>
          </table:table-cell>
          <table:table-cell office:value-type="string">
            <text:p>icms_config_option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group.php</text:p>
          </table:table-cell>
          <table:table-cell office:value-type="string">
            <text:p>XoopsGroup</text:p>
          </table:table-cell>
          <table:table-cell office:value-type="string">
            <text:p>icms_member_group_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group.php</text:p>
          </table:table-cell>
          <table:table-cell office:value-type="string">
            <text:p>XoopsGroupHandler</text:p>
          </table:table-cell>
          <table:table-cell office:value-type="string">
            <text:p>icms_member_group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group.php</text:p>
          </table:table-cell>
          <table:table-cell office:value-type="string">
            <text:p>XoopsMembership</text:p>
          </table:table-cell>
          <table:table-cell office:value-type="string">
            <text:p>icms_member_group_membership_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group.php</text:p>
          </table:table-cell>
          <table:table-cell office:value-type="string">
            <text:p>XoopsMembershipHandler</text:p>
          </table:table-cell>
          <table:table-cell office:value-type="string">
            <text:p>icms_member_group_membership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groupperm.php</text:p>
          </table:table-cell>
          <table:table-cell office:value-type="string">
            <text:p>XoopsGroupPerm</text:p>
          </table:table-cell>
          <table:table-cell office:value-type="string">
            <text:p>icms_member_groupperm_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groupperm.php</text:p>
          </table:table-cell>
          <table:table-cell office:value-type="string">
            <text:p>XoopsGroupPermHandler</text:p>
          </table:table-cell>
          <table:table-cell office:value-type="string">
            <text:p>icms_member_groupperm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_DataFilter.php</text:p>
          </table:table-cell>
          <table:table-cell office:value-type="string">
            <text:p>icms_DataFilter</text:p>
          </table:table-cell>
          <table:table-cell office:value-type="string">
            <text:p>removed to icms/core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kernel.php</text:p>
          </table:table-cell>
          <table:table-cell office:value-type="string">
            <text:p>IcmsKernel</text:p>
          </table:table-cell>
          <table:table-cell office:value-type="string">
            <text:p>icms_core_Kernel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metagen.php</text:p>
          </table:table-cell>
          <table:table-cell office:value-type="string">
            <text:p>IcmsMetagen</text:p>
          </table:table-cell>
          <table:table-cell office:value-type="string">
            <text:p>icms_ipf_Metagen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moduleabout.php</text:p>
          </table:table-cell>
          <table:table-cell office:value-type="string">
            <text:p>IcmsModuleAbout</text:p>
          </table:table-cell>
          <table:table-cell office:value-type="string">
            <text:p>icms_ipf_Abou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category.php</text:p>
          </table:table-cell>
          <table:table-cell office:value-type="string">
            <text:p>IcmsPersistableCategory</text:p>
          </table:table-cell>
          <table:table-cell office:value-type="string">
            <text:p>icms_ipf_category_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category.php</text:p>
          </table:table-cell>
          <table:table-cell office:value-type="string">
            <text:p>IcmsPersistableCategoryHandler</text:p>
          </table:table-cell>
          <table:table-cell office:value-type="string">
            <text:p>icms_ipf_category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controller.php</text:p>
          </table:table-cell>
          <table:table-cell office:value-type="string">
            <text:p>IcmsPersistableController</text:p>
          </table:table-cell>
          <table:table-cell office:value-type="string">
            <text:p>icms_ipf_Control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export.php</text:p>
          </table:table-cell>
          <table:table-cell office:value-type="string">
            <text:p>IcmsExportRenderer</text:p>
          </table:table-cell>
          <table:table-cell office:value-type="string">
            <text:p>icms_ipf_export_Render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export.php</text:p>
          </table:table-cell>
          <table:table-cell office:value-type="string">
            <text:p>IcmsPersistableExport</text:p>
          </table:table-cell>
          <table:table-cell office:value-type="string">
            <text:p>icms_ipf_export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highlighter.php</text:p>
          </table:table-cell>
          <table:table-cell office:value-type="string">
            <text:p>IcmsPersistableHighlighter</text:p>
          </table:table-cell>
          <table:table-cell office:value-type="string">
            <text:p>icms_ipf_Highlight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memberhandler.php</text:p>
          </table:table-cell>
          <table:table-cell office:value-type="string">
            <text:p>IcmsPersistableMemberHandler</text:p>
          </table:table-cell>
          <table:table-cell office:value-type="string">
            <text:p>icms_ipf_member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object.php</text:p>
          </table:table-cell>
          <table:table-cell office:value-type="string">
            <text:p>IcmsPersistableObject</text:p>
          </table:table-cell>
          <table:table-cell office:value-type="string">
            <text:p>icms_ipf_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objecthandler.php</text:p>
          </table:table-cell>
          <table:table-cell office:value-type="string">
            <text:p>IcmsPersistableObjectHandler</text:p>
          </table:table-cell>
          <table:table-cell office:value-type="string">
            <text:p>icms_ipf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permission.php</text:p>
          </table:table-cell>
          <table:table-cell office:value-type="string">
            <text:p>IcmsPersistablePermissionHandler</text:p>
          </table:table-cell>
          <table:table-cell office:value-type="string">
            <text:p>icms_ipf_permission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registry.php</text:p>
          </table:table-cell>
          <table:table-cell office:value-type="string">
            <text:p>IcmsPersistableRegistry</text:p>
          </table:table-cell>
          <table:table-cell office:value-type="string">
            <text:p>icms_ipf_registry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seoobject.php</text:p>
          </table:table-cell>
          <table:table-cell office:value-type="string">
            <text:p>IcmsPersistableSeoObject</text:p>
          </table:table-cell>
          <table:table-cell office:value-type="string">
            <text:p>icms_ipf_seo_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singleview.php</text:p>
          </table:table-cell>
          <table:table-cell office:value-type="string">
            <text:p>IcmsPersistableRow</text:p>
          </table:table-cell>
          <table:table-cell office:value-type="string">
            <text:p>icms_ipf_view_Row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singleview.php</text:p>
          </table:table-cell>
          <table:table-cell office:value-type="string">
            <text:p>IcmsPersistableSingleView</text:p>
          </table:table-cell>
          <table:table-cell office:value-type="string">
            <text:p>icms_ipf_view_Single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table.php</text:p>
          </table:table-cell>
          <table:table-cell office:value-type="string">
            <text:p>IcmsPersistableColumn</text:p>
          </table:table-cell>
          <table:table-cell office:value-type="string">
            <text:p>icms_ipf_view_Column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table.php</text:p>
          </table:table-cell>
          <table:table-cell office:value-type="string">
            <text:p>IcmsPersistableTable</text:p>
          </table:table-cell>
          <table:table-cell office:value-type="string">
            <text:p>icms_ipf_view_Table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tree.php</text:p>
          </table:table-cell>
          <table:table-cell office:value-type="string">
            <text:p>IcmsPersistableTree</text:p>
          </table:table-cell>
          <table:table-cell office:value-type="string">
            <text:p>icms_ipf_Tree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treetable.php</text:p>
          </table:table-cell>
          <table:table-cell office:value-type="string">
            <text:p>IcmsPersistableTreeTable</text:p>
          </table:table-cell>
          <table:table-cell office:value-type="string">
            <text:p>icms_ipf_view_Table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reloadhandler.php</text:p>
          </table:table-cell>
          <table:table-cell office:value-type="string">
            <text:p>IcmsPreloadHandler</text:p>
          </table:table-cell>
          <table:table-cell office:value-type="string">
            <text:p>icms_preload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reloadhandler.php</text:p>
          </table:table-cell>
          <table:table-cell office:value-type="string">
            <text:p>IcmsPreloadItem</text:p>
          </table:table-cell>
          <table:table-cell office:value-type="string">
            <text:p>icms_preload_Item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stopspammer.php</text:p>
          </table:table-cell>
          <table:table-cell office:value-type="string">
            <text:p>IcmsStopSpammer</text:p>
          </table:table-cell>
          <table:table-cell office:value-type="string">
            <text:p>icms_core_StopSpamm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mage.php</text:p>
          </table:table-cell>
          <table:table-cell office:value-type="string">
            <text:p>XoopsImage</text:p>
          </table:table-cell>
          <table:table-cell office:value-type="string">
            <text:p>icms_image_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mage.php</text:p>
          </table:table-cell>
          <table:table-cell office:value-type="string">
            <text:p>XoopsImageHandler</text:p>
          </table:table-cell>
          <table:table-cell office:value-type="string">
            <text:p>icms_image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magecategory.php</text:p>
          </table:table-cell>
          <table:table-cell office:value-type="string">
            <text:p>XoopsImagecategory</text:p>
          </table:table-cell>
          <table:table-cell office:value-type="string">
            <text:p>icms_image_category_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magecategory.php</text:p>
          </table:table-cell>
          <table:table-cell office:value-type="string">
            <text:p>XoopsImagecategoryHandler</text:p>
          </table:table-cell>
          <table:table-cell office:value-type="string">
            <text:p>icms_image_category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mageset.php</text:p>
          </table:table-cell>
          <table:table-cell office:value-type="string">
            <text:p>XoopsImageset</text:p>
          </table:table-cell>
          <table:table-cell office:value-type="string">
            <text:p>icms_image_set_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mageset.php</text:p>
          </table:table-cell>
          <table:table-cell office:value-type="string">
            <text:p>XoopsImagesetHandler</text:p>
          </table:table-cell>
          <table:table-cell office:value-type="string">
            <text:p>icms_image_set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member.php</text:p>
          </table:table-cell>
          <table:table-cell office:value-type="string">
            <text:p>XoopsMemberHandler</text:p>
          </table:table-cell>
          <table:table-cell office:value-type="string">
            <text:p>icms_member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module.php</text:p>
          </table:table-cell>
          <table:table-cell office:value-type="string">
            <text:p>XoopsModule</text:p>
          </table:table-cell>
          <table:table-cell office:value-type="string">
            <text:p>icms_module_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module.php</text:p>
          </table:table-cell>
          <table:table-cell office:value-type="string">
            <text:p>XoopsModuleHandler</text:p>
          </table:table-cell>
          <table:table-cell office:value-type="string">
            <text:p>icms_module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notification.php</text:p>
          </table:table-cell>
          <table:table-cell office:value-type="string">
            <text:p>XoopsNotification</text:p>
          </table:table-cell>
          <table:table-cell office:value-type="string">
            <text:p>icms_data_notification_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notification.php</text:p>
          </table:table-cell>
          <table:table-cell office:value-type="string">
            <text:p>XoopsNotificationHandler</text:p>
          </table:table-cell>
          <table:table-cell office:value-type="string">
            <text:p>icms_data_notification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object.php</text:p>
          </table:table-cell>
          <table:table-cell office:value-type="string">
            <text:p>XoopsObject</text:p>
          </table:table-cell>
          <table:table-cell office:value-type="string">
            <text:p>icms_core_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object.php</text:p>
          </table:table-cell>
          <table:table-cell office:value-type="string">
            <text:p>XoopsObjectHandler</text:p>
          </table:table-cell>
          <table:table-cell office:value-type="string">
            <text:p>icms_core_Object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online.php</text:p>
          </table:table-cell>
          <table:table-cell office:value-type="string">
            <text:p>XoopsOnlineHandler</text:p>
          </table:table-cell>
          <table:table-cell office:value-type="string">
            <text:p>icms_core_Online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page.php</text:p>
          </table:table-cell>
          <table:table-cell office:value-type="string">
            <text:p>IcmsPage</text:p>
          </table:table-cell>
          <table:table-cell office:value-type="string">
            <text:p>icms_data_page_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page.php</text:p>
          </table:table-cell>
          <table:table-cell office:value-type="string">
            <text:p>IcmsPageHandler</text:p>
          </table:table-cell>
          <table:table-cell office:value-type="string">
            <text:p>icms_data_page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page.php</text:p>
          </table:table-cell>
          <table:table-cell office:value-type="string">
            <text:p>XoopsPage</text:p>
          </table:table-cell>
          <table:table-cell office:value-type="string">
            <text:p>DEPRECATED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page.php</text:p>
          </table:table-cell>
          <table:table-cell office:value-type="string">
            <text:p>XoopsPageHandler</text:p>
          </table:table-cell>
          <table:table-cell office:value-type="string">
            <text:p>DEPRECATED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privmessage.php</text:p>
          </table:table-cell>
          <table:table-cell office:value-type="string">
            <text:p>XoopsPrivmessage</text:p>
          </table:table-cell>
          <table:table-cell office:value-type="string">
            <text:p>icms_data_privmessage_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privmessage.php</text:p>
          </table:table-cell>
          <table:table-cell office:value-type="string">
            <text:p>XoopsPrivmessageHandler</text:p>
          </table:table-cell>
          <table:table-cell office:value-type="string">
            <text:p>icms_data_privmessage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session.php</text:p>
          </table:table-cell>
          <table:table-cell office:value-type="string">
            <text:p>XoopsSessionHandler</text:p>
          </table:table-cell>
          <table:table-cell office:value-type="string">
            <text:p>icms_core_Session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tplfile.php</text:p>
          </table:table-cell>
          <table:table-cell office:value-type="string">
            <text:p>XoopsTplfile</text:p>
          </table:table-cell>
          <table:table-cell office:value-type="string">
            <text:p>icms_view_template_file_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tplfile.php</text:p>
          </table:table-cell>
          <table:table-cell office:value-type="string">
            <text:p>XoopsTplfileHandler</text:p>
          </table:table-cell>
          <table:table-cell office:value-type="string">
            <text:p>icms_view_template_file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tplset.php</text:p>
          </table:table-cell>
          <table:table-cell office:value-type="string">
            <text:p>XoopsTplset</text:p>
          </table:table-cell>
          <table:table-cell office:value-type="string">
            <text:p>icms_view_template_set_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tplset.php</text:p>
          </table:table-cell>
          <table:table-cell office:value-type="string">
            <text:p>XoopsTplsetHandler</text:p>
          </table:table-cell>
          <table:table-cell office:value-type="string">
            <text:p>icms_view_template_set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user.php</text:p>
          </table:table-cell>
          <table:table-cell office:value-type="string">
            <text:p>XoopsUser</text:p>
          </table:table-cell>
          <table:table-cell office:value-type="string">
            <text:p>icms_member_user_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user.php</text:p>
          </table:table-cell>
          <table:table-cell office:value-type="string">
            <text:p>XoopsUserHandler</text:p>
          </table:table-cell>
          <table:table-cell office:value-type="string">
            <text:p>icms_member_user_Handler</text:p>
          </table:table-cell>
          <table:table-cell table:number-columns-repeated="1020"/>
        </table:table-row>
        <table:table-row table:style-name="ro1" table:number-rows-repeated="1048334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A1:Sheet1.D24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1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CA">
      <number:currency-symbol number:language="en" number:country="CA">$</number:currency-symbol>
      <number:number number:decimal-places="2" number:min-integer-digits="1" number:grouping="true"/>
    </number:currency-style>
    <number:currency-style style:name="N5104" number:language="en" number:country="CA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06" number:language="en" number:country="CA">
      <number:currency-symbol number:language="en" number:country="CA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04">12/04/2010</text:date>, <text:time>17:00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initial-creator>Marc-Andre Lanciault</meta:initial-creator>
    <dc:creator>Steve </dc:creator>
    <meta:creation-date>2010-06-21T13:55:45Z</meta:creation-date>
    <dc:date>2010-12-04T17:00:13</dc:date>
    <meta:editing-cycles>56</meta:editing-cycles>
    <meta:editing-duration>PT00H02M40S</meta:editing-duration>
    <meta:document-statistic meta:table-count="1" meta:cell-count="951" meta:object-count="0"/>
  </office:meta>
</office:document-meta>
</file>